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text-properties fo:font-style="Italic"/>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36</meta:creation-date>
    <dc:creator>sudyk</dc:creator>
    <dc:date>2010-11-12T16:01:36</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IL_GOOGLE_SVN\pathway\Test\PsExport\TestFiles\Output\T9\main"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